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Fine_20_Dashed_20__28_var_29_" svg:stroke-width="0.05cm" svg:stroke-color="#333333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paragraph-properties fo:margin-left="0cm" fo:margin-right="0cm" fo:text-indent="0cm"/>
      <style:text-properties fo:color="#4c4c4c"/>
    </style:style>
    <style:style style:name="P5" style:family="paragraph">
      <style:paragraph-properties fo:margin-left="0cm" fo:margin-right="0cm" fo:text-indent="0cm"/>
      <style:text-properties fo:color="#4c4c4c" fo:font-family="'Courier New'" style:font-family-generic="modern" style:font-pitch="fixed" fo:font-size="12pt" fo:font-weight="bold"/>
    </style:style>
    <style:style style:name="P6" style:family="paragraph">
      <style:text-properties fo:font-size="13pt" fo:font-weight="bold"/>
    </style:style>
    <style:style style:name="P7" style:family="paragraph">
      <style:paragraph-properties fo:margin-left="0cm" fo:margin-right="0cm" fo:text-indent="0cm"/>
      <style:text-properties fo:font-size="13pt" fo:font-weight="bold"/>
    </style:style>
    <style:style style:name="P8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color="#4c4c4c" fo:font-family="'Courier New'" style:font-family-generic="modern" style:font-pitch="fixed" fo:font-size="12pt" fo:font-weight="bold"/>
    </style:style>
    <style:style style:name="T3" style:family="text">
      <style:text-properties fo:font-size="13pt" fo:font-weight="bold"/>
    </style:style>
    <style:style style:name="T4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6.9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custom-shape draw:style-name="gr1" draw:text-style-name="P1" draw:layer="layout" svg:width="1.4cm" svg:height="2.1cm" draw:transform="rotate (-1.57044726094539) translate (15.6cm 1.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47cm" svg:y="4.366cm">
          <draw:text-box>
            <text:p text:style-name="P2"><text:span text:style-name="T1">:A</text:span></text:p>
          </draw:text-box>
        </draw:frame>
        <draw:frame draw:style-name="gr2" draw:text-style-name="P3" draw:layer="layout" svg:width="1.153cm" svg:height="0.734cm" svg:x="6.847cm" svg:y="4.366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13.5cm" svg:y="1.866cm">
          <draw:text-box>
            <text:p text:style-name="P2"><text:span text:style-name="T1">:C</text:span></text:p>
          </draw:text-box>
        </draw:frame>
        <draw:custom-shape draw:style-name="gr8" draw:text-style-name="P1" draw:layer="layout" svg:width="1.2cm" svg:height="2.1cm" svg:x="8.3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5cm" svg:x="9.3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5cm" svg:x="9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.1cm" svg:x="9.4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8cm" svg:height="0.734cm" svg:x="8.2cm" svg:y="4.366cm">
          <draw:text-box>
            <text:p text:style-name="P4"><text:span text:style-name="T2">:D1</text:span></text:p>
          </draw:text-box>
        </draw:frame>
        <draw:frame draw:style-name="gr10" draw:text-style-name="P6" draw:layer="layout" svg:width="2.077cm" svg:height="0.776cm" svg:x="1.901cm" svg:y="1.5cm">
          <draw:text-box>
            <text:p text:style-name="P2"><text:span text:style-name="T3">Pattern</text:span></text:p>
          </draw:text-box>
        </draw:frame>
        <draw:frame draw:style-name="gr11" draw:text-style-name="P7" draw:layer="layout" svg:width="4.505cm" svg:height="0.776cm" svg:x="4.996cm" svg:y="1cm">
          <draw:text-box>
            <text:p text:style-name="P2"><text:span text:style-name="T3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10" draw:text-style-name="P6" draw:layer="layout" svg:width="4.261cm" svg:height="0.776cm" svg:x="11.901cm" svg:y="1cm">
          <draw:text-box>
            <text:p text:style-name="P2"><text:span text:style-name="T3">Open tasks stack</text:span></text:p>
          </draw:text-box>
        </draw:frame>
        <draw:frame draw:style-name="gr10" draw:text-style-name="P6" draw:layer="layout" svg:width="7.385cm" svg:height="0.776cm" svg:x="5.044cm" svg:y="6.724cm">
          <draw:text-box>
            <text:p text:style-name="P2"><text:span text:style-name="T3">Call stack holding partial match</text:span></text:p>
          </draw:text-box>
        </draw:frame>
        <draw:frame draw:style-name="gr10" draw:text-style-name="P6" draw:layer="layout" svg:width="5.658cm" svg:height="0.776cm" svg:x="10.6cm" svg:y="9.324cm">
          <draw:text-box>
            <text:p text:style-name="P2"><text:span text:style-name="T3">Result building stack(s)</text:span></text:p>
          </draw:text-box>
        </draw:frame>
        <draw:frame draw:style-name="gr10" draw:text-style-name="P8" draw:layer="layout" svg:width="3.067cm" svg:height="0.759cm" svg:x="9.157cm" svg:y="2.701cm">
          <draw:text-box>
            <text:p text:style-name="P2"><text:span text:style-name="T4">Search state</text:span></text:p>
          </draw:text-box>
        </draw:frame>
        <draw:frame draw:style-name="gr10" draw:text-style-name="P8" draw:layer="layout" svg:width="3.393cm" svg:height="0.759cm" svg:x="8.801cm" svg:y="8.001cm">
          <draw:text-box>
            <text:p text:style-name="P2"><text:span text:style-name="T4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9:05.67</dc:date>
    <meta:editing-cycles>51</meta:editing-cycles>
    <meta:editing-duration>PT09H23M10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